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58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7_11-46-51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3 E-139-34-49.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7_13-52-14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"/>
          <table:table-cell table:style-name="ce3" office:value-type="string">
            <text:p>N-35-35-28.3 E-139-34-49.71</text:p>
          </table:table-cell>
          <table:table-cell table:style-name="ce29" table:formula="of:=IF([.E3]=&quot;&quot;;[.C3];CONCATENATE([.C3];&quot; / &quot;;[.E3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7_13-52-49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28"/>
          <table:table-cell table:style-name="ce3"/>
          <table:table-cell table:style-name="ce3" office:value-type="string">
            <text:p>N-35-35-28.64 E-139-34-49.49</text:p>
          </table:table-cell>
          <table:table-cell table:style-name="ce29" table:formula="of:=IF([.E4]=&quot;&quot;;[.C4];CONCATENATE([.C4];&quot; / &quot;;[.E4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7_13-53-03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20"/>
          <table:table-cell table:style-name="ce3"/>
          <table:table-cell table:style-name="ce3" office:value-type="string">
            <text:p>N-35-35-28.64 E-139-34-49.49</text:p>
          </table:table-cell>
          <table:table-cell table:style-name="ce29" table:formula="of:=IF([.E5]=&quot;&quot;;[.C5];CONCATENATE([.C5];&quot; / &quot;;[.E5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27_13-54-08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20"/>
          <table:table-cell table:style-name="ce3"/>
          <table:table-cell table:style-name="ce3" office:value-type="string">
            <text:p>N-35-35-28.49 E-139-34-49.6</text:p>
          </table:table-cell>
          <table:table-cell table:style-name="ce29" table:formula="of:=IF([.E6]=&quot;&quot;;[.C6];CONCATENATE([.C6];&quot; / &quot;;[.E6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7_13-54-29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13"/>
          <table:table-cell table:style-name="ce3"/>
          <table:table-cell table:style-name="ce3" office:value-type="string">
            <text:p>N-35-35-28.49 E-139-34-49.6</text:p>
          </table:table-cell>
          <table:table-cell table:style-name="ce29" table:formula="of:=IF([.E7]=&quot;&quot;;[.C7];CONCATENATE([.C7];&quot; / &quot;;[.E7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7_13-55-32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48 E-139-34-49.65</text:p>
          </table:table-cell>
          <table:table-cell table:style-name="ce29" table:formula="of:=IF([.E8]=&quot;&quot;;[.C8];CONCATENATE([.C8];&quot; / &quot;;[.E8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7_13-56-44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44 E-139-34-49.6</text:p>
          </table:table-cell>
          <table:table-cell table:style-name="ce29" table:formula="of:=IF([.E9]=&quot;&quot;;[.C9];CONCATENATE([.C9];&quot; / &quot;;[.E9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7_14-00-05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41 E-139-34-49.11</text:p>
          </table:table-cell>
          <table:table-cell table:style-name="ce29" table:formula="of:=IF([.E10]=&quot;&quot;;[.C10];CONCATENATE([.C10];&quot; / &quot;;[.E10]))" office:value-type="string" office:string-value=":m 東和 PHOTO / 191228sa / 入谷駅 / 下谷２丁目マンション新築工事 / １名 / 佐藤工業（古里建設工業） / 資料">
            <text:p>:m 東和 PHOTO / 191228sa / 入谷駅 / 下谷２丁目マンション新築工事 / １名 / 佐藤工業（古里建設工業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7_18-49-27_000.jpg</text:p>
          </table:table-cell>
          <table:table-cell table:style-name="ce6" office:value-type="string">
            <text:p>:m music / log / gt / || s.1:fs-1,==&gt;f-96.n,patt-1(1).n,score+,R=2,(1)-2.n,score+,(2).n,score+,section=main;coda,R=1</text:p>
          </table:table-cell>
          <table:table-cell table:style-name="ce13"/>
          <table:table-cell table:style-name="ce3"/>
          <table:table-cell table:style-name="ce3" office:value-type="string">
            <text:p>N-35-35-28.75 E-139-34-49.6</text:p>
          </table:table-cell>
          <table:table-cell table:style-name="ce29" table:formula="of:=IF([.E11]=&quot;&quot;;[.C11];CONCATENATE([.C11];&quot; / &quot;;[.E11]))" office:value-type="string" office:string-value=":m music / log / gt / || s.1:fs-1,==&gt;f-96.n,patt-1(1).n,score+,R=2,(1)-2.n,score+,(2).n,score+,section=main;coda,R=1">
            <text:p>:m music / log / gt / || s.1:fs-1,==&gt;f-96.n,patt-1(1).n,score+,R=2,(1)-2.n,score+,(2).n,score+,section=main;coda,R=1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7_20-43-53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7_22-37-09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31 E-139-34-49.71</text:p>
          </table:table-cell>
          <table:table-cell table:style-name="ce29" table:formula="of:=IF([.E13]=&quot;&quot;;[.C13];CONCATENATE([.C13];&quot; / &quot;;[.E13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8_04-09-46_000.jpg</text:p>
          </table:table-cell>
          <table:table-cell table:style-name="ce16" office:value-type="string">
            <text:p>:m :PHOTO 起きた時刻 / 2019</text:p>
          </table:table-cell>
          <table:table-cell table:style-name="ce20"/>
          <table:table-cell table:style-name="ce3"/>
          <table:table-cell table:style-name="ce3" office:value-type="string">
            <text:p>N-35-35-28.49 E-139-34-49.32</text:p>
          </table:table-cell>
          <table:table-cell table:style-name="ce29"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8_04-51-30_000.jpg</text:p>
          </table:table-cell>
          <table:table-cell table:style-name="ce6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61 E-139-34-49.82</text:p>
          </table:table-cell>
          <table:table-cell table:style-name="ce29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8_05-27-48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出発時間 / N-35-35-28.42 E-139-34-49.82</text:p>
          </table:table-cell>
          <table:table-cell table:style-name="ce15"/>
          <table:table-cell table:style-name="ce3" table:formula="of:=[.F16]" office:value-type="string" office:string-value="N-35-35-28.42 E-139-34-49.82">
            <text:p>N-35-35-28.42 E-139-34-49.82</text:p>
          </table:table-cell>
          <table:table-cell table:style-name="ce3" office:value-type="string">
            <text:p>N-35-35-28.42 E-139-34-49.82</text:p>
          </table:table-cell>
          <table:table-cell table:style-name="ce29" table:formula="of:=IF([.E16]=&quot;&quot;;[.C16];CONCATENATE([.C16];&quot; / &quot;;[.E16]))" office:value-type="string" office:string-value=":m 東和 PHOTO / 191228sa / 入谷駅 / 下谷２丁目マンション新築工事 / １名 / 佐藤工業（古里建設工業） / 出発時間 / N-35-35-28.42 E-139-34-49.82 / N-35-35-28.42 E-139-34-49.82">
            <text:p>:m 東和 PHOTO / 191228sa / 入谷駅 / 下谷２丁目マンション新築工事 / １名 / 佐藤工業（古里建設工業） / 出発時間 / N-35-35-28.42 E-139-34-49.82 / N-35-35-28.42 E-139-34-49.8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8_06-55-19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6.44 E-139-46-54.64</text:p>
          </table:table-cell>
          <table:table-cell table:style-name="ce16"/>
          <table:table-cell table:style-name="ce3" table:formula="of:=[.F17]" office:value-type="string" office:string-value="N-35-43-16.44 E-139-46-54.64">
            <text:p>N-35-43-16.44 E-139-46-54.64</text:p>
          </table:table-cell>
          <table:table-cell table:style-name="ce3" office:value-type="string">
            <text:p>N-35-43-16.44 E-139-46-54.64</text:p>
          </table:table-cell>
          <table:table-cell table:style-name="ce29" table:formula="of:=IF([.E17]=&quot;&quot;;[.C17];CONCATENATE([.C17];&quot; / &quot;;[.E17]))" office:value-type="string" office:string-value=":m 東和 PHOTO / 191228sa / 入谷駅 / 下谷２丁目マンション新築工事 / １名 / 佐藤工業（古里建設工業） / 現場状況 / N-35-43-16.44 E-139-46-54.64 / N-35-43-16.44 E-139-46-54.64">
            <text:p>:m 東和 PHOTO / 191228sa / 入谷駅 / 下谷２丁目マンション新築工事 / １名 / 佐藤工業（古里建設工業） / 現場状況 / N-35-43-16.44 E-139-46-54.64 / N-35-43-16.44 E-139-46-54.6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28_06-55-21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6.44 E-139-46-54.64</text:p>
          </table:table-cell>
          <table:table-cell table:style-name="ce13"/>
          <table:table-cell table:style-name="ce3" table:formula="of:=[.F18]" office:value-type="string" office:string-value="N-35-43-16.44 E-139-46-54.64">
            <text:p>N-35-43-16.44 E-139-46-54.64</text:p>
          </table:table-cell>
          <table:table-cell table:style-name="ce3" office:value-type="string">
            <text:p>N-35-43-16.44 E-139-46-54.64</text:p>
          </table:table-cell>
          <table:table-cell table:style-name="ce29" table:formula="of:=IF([.E18]=&quot;&quot;;[.C18];CONCATENATE([.C18];&quot; / &quot;;[.E18]))" office:value-type="string" office:string-value=":m 東和 PHOTO / 191228sa / 入谷駅 / 下谷２丁目マンション新築工事 / １名 / 佐藤工業（古里建設工業） / 現場状況 / N-35-43-16.44 E-139-46-54.64 / N-35-43-16.44 E-139-46-54.64">
            <text:p>:m 東和 PHOTO / 191228sa / 入谷駅 / 下谷２丁目マンション新築工事 / １名 / 佐藤工業（古里建設工業） / 現場状況 / N-35-43-16.44 E-139-46-54.64 / N-35-43-16.44 E-139-46-54.6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28_06-55-25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93 E-139-46-54.64</text:p>
          </table:table-cell>
          <table:table-cell table:style-name="ce3"/>
          <table:table-cell table:style-name="ce3" table:formula="of:=[.F19]" office:value-type="string" office:string-value="N-35-43-15.93 E-139-46-54.64">
            <text:p>N-35-43-15.93 E-139-46-54.64</text:p>
          </table:table-cell>
          <table:table-cell table:style-name="ce3" office:value-type="string">
            <text:p>N-35-43-15.93 E-139-46-54.64</text:p>
          </table:table-cell>
          <table:table-cell table:style-name="ce29" table:formula="of:=IF([.E19]=&quot;&quot;;[.C19];CONCATENATE([.C19];&quot; / &quot;;[.E19]))" office:value-type="string" office:string-value=":m 東和 PHOTO / 191228sa / 入谷駅 / 下谷２丁目マンション新築工事 / １名 / 佐藤工業（古里建設工業） / 現場状況 / N-35-43-15.93 E-139-46-54.64 / N-35-43-15.93 E-139-46-54.64">
            <text:p>:m 東和 PHOTO / 191228sa / 入谷駅 / 下谷２丁目マンション新築工事 / １名 / 佐藤工業（古里建設工業） / 現場状況 / N-35-43-15.93 E-139-46-54.64 / N-35-43-15.93 E-139-46-54.6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28_06-55-34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6.12 E-139-46-54.48</text:p>
          </table:table-cell>
          <table:table-cell table:style-name="ce3"/>
          <table:table-cell table:style-name="ce3" table:formula="of:=[.F20]" office:value-type="string" office:string-value="N-35-43-16.12 E-139-46-54.48">
            <text:p>N-35-43-16.12 E-139-46-54.48</text:p>
          </table:table-cell>
          <table:table-cell table:style-name="ce3" office:value-type="string">
            <text:p>N-35-43-16.12 E-139-46-54.48</text:p>
          </table:table-cell>
          <table:table-cell table:style-name="ce29" table:formula="of:=IF([.E20]=&quot;&quot;;[.C20];CONCATENATE([.C20];&quot; / &quot;;[.E20]))" office:value-type="string" office:string-value=":m 東和 PHOTO / 191228sa / 入谷駅 / 下谷２丁目マンション新築工事 / １名 / 佐藤工業（古里建設工業） / 現場状況 / N-35-43-16.12 E-139-46-54.48 / N-35-43-16.12 E-139-46-54.48">
            <text:p>:m 東和 PHOTO / 191228sa / 入谷駅 / 下谷２丁目マンション新築工事 / １名 / 佐藤工業（古里建設工業） / 現場状況 / N-35-43-16.12 E-139-46-54.48 / N-35-43-16.12 E-139-46-54.4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28_07-17-10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49 E-139-46-54.64</text:p>
          </table:table-cell>
          <table:table-cell table:style-name="ce20"/>
          <table:table-cell table:style-name="ce3" table:formula="of:=[.F21]" office:value-type="string" office:string-value="N-35-43-15.49 E-139-46-54.64">
            <text:p>N-35-43-15.49 E-139-46-54.64</text:p>
          </table:table-cell>
          <table:table-cell table:style-name="ce3" office:value-type="string">
            <text:p>N-35-43-15.49 E-139-46-54.64</text:p>
          </table:table-cell>
          <table:table-cell table:style-name="ce29" table:formula="of:=IF([.E21]=&quot;&quot;;[.C21];CONCATENATE([.C21];&quot; / &quot;;[.E21]))" office:value-type="string" office:string-value=":m 東和 PHOTO / 191228sa / 入谷駅 / 下谷２丁目マンション新築工事 / １名 / 佐藤工業（古里建設工業） / 現場状況 / N-35-43-15.49 E-139-46-54.64 / N-35-43-15.49 E-139-46-54.64">
            <text:p>:m 東和 PHOTO / 191228sa / 入谷駅 / 下谷２丁目マンション新築工事 / １名 / 佐藤工業（古里建設工業） / 現場状況 / N-35-43-15.49 E-139-46-54.64 / N-35-43-15.49 E-139-46-54.6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28_07-17-13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49 E-139-46-54.64</text:p>
          </table:table-cell>
          <table:table-cell table:style-name="ce20"/>
          <table:table-cell table:style-name="ce3" table:formula="of:=[.F22]" office:value-type="string" office:string-value="N-35-43-15.49 E-139-46-54.64">
            <text:p>N-35-43-15.49 E-139-46-54.64</text:p>
          </table:table-cell>
          <table:table-cell table:style-name="ce3" office:value-type="string">
            <text:p>N-35-43-15.49 E-139-46-54.64</text:p>
          </table:table-cell>
          <table:table-cell table:style-name="ce29" table:formula="of:=IF([.E22]=&quot;&quot;;[.C22];CONCATENATE([.C22];&quot; / &quot;;[.E22]))" office:value-type="string" office:string-value=":m 東和 PHOTO / 191228sa / 入谷駅 / 下谷２丁目マンション新築工事 / １名 / 佐藤工業（古里建設工業） / 現場状況 / N-35-43-15.49 E-139-46-54.64 / N-35-43-15.49 E-139-46-54.64">
            <text:p>:m 東和 PHOTO / 191228sa / 入谷駅 / 下谷２丁目マンション新築工事 / １名 / 佐藤工業（古里建設工業） / 現場状況 / N-35-43-15.49 E-139-46-54.64 / N-35-43-15.49 E-139-46-54.6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28_07-17-16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49 E-139-46-54.64</text:p>
          </table:table-cell>
          <table:table-cell table:style-name="ce13"/>
          <table:table-cell table:style-name="ce3" table:formula="of:=[.F23]" office:value-type="string" office:string-value="N-35-43-15.49 E-139-46-54.64">
            <text:p>N-35-43-15.49 E-139-46-54.64</text:p>
          </table:table-cell>
          <table:table-cell table:style-name="ce3" office:value-type="string">
            <text:p>N-35-43-15.49 E-139-46-54.64</text:p>
          </table:table-cell>
          <table:table-cell table:style-name="ce29" table:formula="of:=IF([.E23]=&quot;&quot;;[.C23];CONCATENATE([.C23];&quot; / &quot;;[.E23]))" office:value-type="string" office:string-value=":m 東和 PHOTO / 191228sa / 入谷駅 / 下谷２丁目マンション新築工事 / １名 / 佐藤工業（古里建設工業） / 現場状況 / N-35-43-15.49 E-139-46-54.64 / N-35-43-15.49 E-139-46-54.64">
            <text:p>:m 東和 PHOTO / 191228sa / 入谷駅 / 下谷２丁目マンション新築工事 / １名 / 佐藤工業（古里建設工業） / 現場状況 / N-35-43-15.49 E-139-46-54.64 / N-35-43-15.49 E-139-46-54.6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28_07-17-19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53 E-139-46-54.7</text:p>
          </table:table-cell>
          <table:table-cell table:style-name="ce3"/>
          <table:table-cell table:style-name="ce3" table:formula="of:=[.F24]" office:value-type="string" office:string-value="N-35-43-15.53 E-139-46-54.7">
            <text:p>N-35-43-15.53 E-139-46-54.7</text:p>
          </table:table-cell>
          <table:table-cell table:style-name="ce3" office:value-type="string">
            <text:p>N-35-43-15.53 E-139-46-54.7</text:p>
          </table:table-cell>
          <table:table-cell table:style-name="ce29" table:formula="of:=IF([.E24]=&quot;&quot;;[.C24];CONCATENATE([.C24];&quot; / &quot;;[.E24]))" office:value-type="string" office:string-value=":m 東和 PHOTO / 191228sa / 入谷駅 / 下谷２丁目マンション新築工事 / １名 / 佐藤工業（古里建設工業） / 現場状況 / N-35-43-15.53 E-139-46-54.7 / N-35-43-15.53 E-139-46-54.7">
            <text:p>:m 東和 PHOTO / 191228sa / 入谷駅 / 下谷２丁目マンション新築工事 / １名 / 佐藤工業（古里建設工業） / 現場状況 / N-35-43-15.53 E-139-46-54.7 / N-35-43-15.53 E-139-46-54.7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2-28_07-17-27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81 E-139-46-54.86</text:p>
          </table:table-cell>
          <table:table-cell table:style-name="ce3"/>
          <table:table-cell table:style-name="ce3" table:formula="of:=[.F25]" office:value-type="string" office:string-value="N-35-43-15.81 E-139-46-54.86">
            <text:p>N-35-43-15.81 E-139-46-54.86</text:p>
          </table:table-cell>
          <table:table-cell table:style-name="ce3" office:value-type="string">
            <text:p>N-35-43-15.81 E-139-46-54.86</text:p>
          </table:table-cell>
          <table:table-cell table:style-name="ce29" table:formula="of:=IF([.E25]=&quot;&quot;;[.C25];CONCATENATE([.C25];&quot; / &quot;;[.E25]))" office:value-type="string" office:string-value=":m 東和 PHOTO / 191228sa / 入谷駅 / 下谷２丁目マンション新築工事 / １名 / 佐藤工業（古里建設工業） / 現場状況 / N-35-43-15.81 E-139-46-54.86 / N-35-43-15.81 E-139-46-54.86">
            <text:p>:m 東和 PHOTO / 191228sa / 入谷駅 / 下谷２丁目マンション新築工事 / １名 / 佐藤工業（古里建設工業） / 現場状況 / N-35-43-15.81 E-139-46-54.86 / N-35-43-15.81 E-139-46-54.8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2-28_07-17-30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現場状況 / N-35-43-15.81 E-139-46-54.86</text:p>
          </table:table-cell>
          <table:table-cell table:style-name="ce3"/>
          <table:table-cell table:style-name="ce3" table:formula="of:=[.F26]" office:value-type="string" office:string-value="N-35-43-15.81 E-139-46-54.86">
            <text:p>N-35-43-15.81 E-139-46-54.86</text:p>
          </table:table-cell>
          <table:table-cell table:style-name="ce3" office:value-type="string">
            <text:p>N-35-43-15.81 E-139-46-54.86</text:p>
          </table:table-cell>
          <table:table-cell table:style-name="ce29" table:formula="of:=IF([.E26]=&quot;&quot;;[.C26];CONCATENATE([.C26];&quot; / &quot;;[.E26]))" office:value-type="string" office:string-value=":m 東和 PHOTO / 191228sa / 入谷駅 / 下谷２丁目マンション新築工事 / １名 / 佐藤工業（古里建設工業） / 現場状況 / N-35-43-15.81 E-139-46-54.86 / N-35-43-15.81 E-139-46-54.86">
            <text:p>:m 東和 PHOTO / 191228sa / 入谷駅 / 下谷２丁目マンション新築工事 / １名 / 佐藤工業（古里建設工業） / 現場状況 / N-35-43-15.81 E-139-46-54.86 / N-35-43-15.81 E-139-46-54.8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2-28_07-38-27_000.jpg</text:p>
          </table:table-cell>
          <table:table-cell table:style-name="ce6" office:value-type="string">
            <text:p>:PHOTO 記録しておきたいもの / @入谷駅、東和現場への途中 / 店舗の立て看板、中華料理（台湾料理） / N-35-43-16.12 E-139-46-54.04</text:p>
          </table:table-cell>
          <table:table-cell table:style-name="ce28"/>
          <table:table-cell table:style-name="ce3" table:formula="of:=[.F27]" office:value-type="string" office:string-value="N-35-43-16.12 E-139-46-54.04">
            <text:p>N-35-43-16.12 E-139-46-54.04</text:p>
          </table:table-cell>
          <table:table-cell table:style-name="ce3" office:value-type="string">
            <text:p>N-35-43-16.12 E-139-46-54.04</text:p>
          </table:table-cell>
          <table:table-cell table:style-name="ce29" table:formula="of:=IF([.E27]=&quot;&quot;;[.C27];CONCATENATE([.C27];&quot; / &quot;;[.E27]))" office:value-type="string" office:string-value=":PHOTO 記録しておきたいもの / @入谷駅、東和現場への途中 / 店舗の立て看板、中華料理（台湾料理） / N-35-43-16.12 E-139-46-54.04 / N-35-43-16.12 E-139-46-54.04">
            <text:p>:PHOTO 記録しておきたいもの / @入谷駅、東和現場への途中 / 店舗の立て看板、中華料理（台湾料理） / N-35-43-16.12 E-139-46-54.04 / N-35-43-16.12 E-139-46-54.0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2-28_07-51-58_000.jpg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 office:value-type="string">
            <text:p>N-35-43-15.11 E-139-46-54.59</text:p>
          </table:table-cell>
          <table:table-cell table:style-name="ce29" table:formula="of:=IF([.E28]=&quot;&quot;;[.C28];CONCATENATE([.C28];&quot; / &quot;;[.E28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2-28_07-56-47_000.jpg</text:p>
          </table:table-cell>
          <table:table-cell table:style-name="ce6" office:value-type="string">
            <text:p>:PHOTO 記録しておきたいもの / @入谷駅、東和現場への途中 / 店舗の立て看板、中華料理（台湾料理） / N-35-43-15.99 E-139-46-54.15</text:p>
          </table:table-cell>
          <table:table-cell table:style-name="ce20"/>
          <table:table-cell table:style-name="ce3" table:formula="of:=[.F29]" office:value-type="string" office:string-value="N-35-43-15.99 E-139-46-54.15">
            <text:p>N-35-43-15.99 E-139-46-54.15</text:p>
          </table:table-cell>
          <table:table-cell table:style-name="ce3" office:value-type="string">
            <text:p>N-35-43-15.99 E-139-46-54.15</text:p>
          </table:table-cell>
          <table:table-cell table:style-name="ce29" table:formula="of:=IF([.E29]=&quot;&quot;;[.C29];CONCATENATE([.C29];&quot; / &quot;;[.E29]))" office:value-type="string" office:string-value=":PHOTO 記録しておきたいもの / @入谷駅、東和現場への途中 / 店舗の立て看板、中華料理（台湾料理） / N-35-43-15.99 E-139-46-54.15 / N-35-43-15.99 E-139-46-54.15">
            <text:p>:PHOTO 記録しておきたいもの / @入谷駅、東和現場への途中 / 店舗の立て看板、中華料理（台湾料理） / N-35-43-15.99 E-139-46-54.15 / N-35-43-15.99 E-139-46-54.1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2-28_15-24-53_000.jpg</text:p>
          </table:table-cell>
          <table:table-cell table:style-name="ce6" office:value-type="string">
            <text:p>:PHOTO 記録しておきたいもの / @宮前平公園、南側歩道 / 落ち葉が溜まっている、吹き寄せられている / N-35-35-14.8 E-139-34-48.94</text:p>
          </table:table-cell>
          <table:table-cell table:style-name="ce13"/>
          <table:table-cell table:style-name="ce3" table:formula="of:=[.F30]" office:value-type="string" office:string-value="N-35-35-14.8 E-139-34-48.94">
            <text:p>N-35-35-14.8 E-139-34-48.94</text:p>
          </table:table-cell>
          <table:table-cell table:style-name="ce3" office:value-type="string">
            <text:p>N-35-35-14.8 E-139-34-48.94</text:p>
          </table:table-cell>
          <table:table-cell table:style-name="ce29" table:formula="of:=IF([.E30]=&quot;&quot;;[.C30];CONCATENATE([.C30];&quot; / &quot;;[.E30]))" office:value-type="string" office:string-value=":PHOTO 記録しておきたいもの / @宮前平公園、南側歩道 / 落ち葉が溜まっている、吹き寄せられている / N-35-35-14.8 E-139-34-48.94 / N-35-35-14.8 E-139-34-48.94">
            <text:p>:PHOTO 記録しておきたいもの / @宮前平公園、南側歩道 / 落ち葉が溜まっている、吹き寄せられている / N-35-35-14.8 E-139-34-48.94 / N-35-35-14.8 E-139-34-48.9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2-28_15-24-56_000.jpg</text:p>
          </table:table-cell>
          <table:table-cell table:style-name="ce6" office:value-type="string">
            <text:p>:PHOTO 記録しておきたいもの / @宮前平公園、南側歩道 / 落ち葉が溜まっている、吹き寄せられている / N-35-35-14.5 E-139-34-49.82</text:p>
          </table:table-cell>
          <table:table-cell table:style-name="ce3"/>
          <table:table-cell table:style-name="ce3" table:formula="of:=[.F31]" office:value-type="string" office:string-value="N-35-35-14.5 E-139-34-49.82">
            <text:p>N-35-35-14.5 E-139-34-49.82</text:p>
          </table:table-cell>
          <table:table-cell table:style-name="ce3" office:value-type="string">
            <text:p>N-35-35-14.5 E-139-34-49.82</text:p>
          </table:table-cell>
          <table:table-cell table:style-name="ce29" table:formula="of:=IF([.E31]=&quot;&quot;;[.C31];CONCATENATE([.C31];&quot; / &quot;;[.E31]))" office:value-type="string" office:string-value=":PHOTO 記録しておきたいもの / @宮前平公園、南側歩道 / 落ち葉が溜まっている、吹き寄せられている / N-35-35-14.5 E-139-34-49.82 / N-35-35-14.5 E-139-34-49.82">
            <text:p>:PHOTO 記録しておきたいもの / @宮前平公園、南側歩道 / 落ち葉が溜まっている、吹き寄せられている / N-35-35-14.5 E-139-34-49.82 / N-35-35-14.5 E-139-34-49.8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19-12-28_16-06-00_000.jpg</text:p>
          </table:table-cell>
          <table:table-cell table:style-name="ce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4 E-139-34-49.65</text:p>
          </table:table-cell>
          <table:table-cell table:style-name="ce29" table:formula="of:=IF([.E32]=&quot;&quot;;[.C32];CONCATENATE([.C32];&quot; / &quot;;[.E32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19-12-28_19-07-28_000.jpg</text:p>
          </table:table-cell>
          <table:table-cell table:style-name="ce3" office:value-type="string">
            <text:p>:m music / log / gt / || s.1:fs-1(f-96),patt,patt-1(2),score~,R=1 || s.2:f-96,patt,patt-1(2)-1.n,score+,R=2 || s.3:f-96,rev,patt-1(1),R=3</text:p>
          </table:table-cell>
          <table:table-cell table:style-name="ce3"/>
          <table:table-cell table:style-name="ce3"/>
          <table:table-cell table:style-name="ce3" office:value-type="string">
            <text:p>N-35-35-28.57 E-139-34-49.27</text:p>
          </table:table-cell>
          <table:table-cell table:style-name="ce29" table:formula="of:=IF([.E33]=&quot;&quot;;[.C33];CONCATENATE([.C33];&quot; / &quot;;[.E33]))" office:value-type="string" office:string-value=":m music / log / gt / || s.1:fs-1(f-96),patt,patt-1(2),score~,R=1 || s.2:f-96,patt,patt-1(2)-1.n,score+,R=2 || s.3:f-96,rev,patt-1(1),R=3">
            <text:p>:m music / log / gt / || s.1:fs-1(f-96),patt,patt-1(2),score~,R=1 || s.2:f-96,patt,patt-1(2)-1.n,score+,R=2 || s.3:f-96,rev,patt-1(1)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19-12-28_20-54-32_000.jpg</text:p>
          </table:table-cell>
          <table:table-cell table:style-name="ce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3 E-139-34-49.6</text:p>
          </table:table-cell>
          <table:table-cell table:style-name="ce29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19-12-29_02-55-18_000.jpg</text:p>
          </table:table-cell>
          <table:table-cell table:style-name="ce15" office:value-type="string">
            <text:p>:m :PHOTO 寝た時刻 / 2019 / オナニーあり</text:p>
          </table:table-cell>
          <table:table-cell table:style-name="ce3"/>
          <table:table-cell table:style-name="ce3"/>
          <table:table-cell table:style-name="ce3" office:value-type="string">
            <text:p>N-35-35-28.57 E-139-34-49.49</text:p>
          </table:table-cell>
          <table:table-cell table:style-name="ce29" table:formula="of:=IF([.E35]=&quot;&quot;;[.C35];CONCATENATE([.C35];&quot; / &quot;;[.E35]))" office:value-type="string" office:string-value=":m :PHOTO 寝た時刻 / 2019 / オナニーあり">
            <text:p>:m :PHOTO 寝た時刻 / 2019 / オナニーあり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19-12-29_10-53-24_000.jpg</text:p>
          </table:table-cell>
          <table:table-cell table:style-name="ce16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7.38 E-139-34-49.65</text:p>
          </table:table-cell>
          <table:table-cell table:style-name="ce29" table:formula="of:=IF([.E36]=&quot;&quot;;[.C36];CONCATENATE([.C36];&quot; / &quot;;[.E36]))" office:value-type="string" office:string-value=":m :PHOTO 起きた時刻 / 2019">
            <text:p>:m :PHOTO 起きた時刻 / 2019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19-12-29_11-19-14_000.jpg</text:p>
          </table:table-cell>
          <table:table-cell table:style-name="ce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5 E-139-34-49.27</text:p>
          </table:table-cell>
          <table:table-cell table:style-name="ce29" table:formula="of:=IF([.E37]=&quot;&quot;;[.C37];CONCATENATE([.C37];&quot; / &quot;;[.E37]))" office:value-type="string" office:string-value=":m 食べた物　間食 / 味噌スープ">
            <text:p>:m 食べた物　間食 / 味噌スープ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19-12-29_11-19-43_000.jpg</text:p>
          </table:table-cell>
          <table:table-cell table:style-name="ce3" office:value-type="string">
            <text:p>:m RES 11*1 / ANY / H3D2 / 無量光、仏教 / DOC+</text:p>
          </table:table-cell>
          <table:table-cell table:style-name="ce3"/>
          <table:table-cell table:style-name="ce3"/>
          <table:table-cell table:style-name="ce3" office:value-type="string">
            <text:p>N-35-35-28.88 E-139-34-49.27</text:p>
          </table:table-cell>
          <table:table-cell table:style-name="ce29" table:formula="of:=IF([.E38]=&quot;&quot;;[.C38];CONCATENATE([.C38];&quot; / &quot;;[.E38]))" office:value-type="string" office:string-value=":m RES 11*1 / ANY / H3D2 / 無量光、仏教 / DOC+">
            <text:p>:m RES 11*1 / ANY / H3D2 / 無量光、仏教 / DOC+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17_05-28-31_000.m4a</text:p>
          </table:table-cell>
          <table:table-cell table:style-name="ce3" office:value-type="string">
            <text:p>:VOICE-MEMO / @自室 / diary / 始めたこと / 飲み物のお盆、机の上にまず置く、マグを移す</text:p>
          </table:table-cell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string" office:string-value=":VOICE-MEMO / @自室 / diary / 始めたこと / 飲み物のお盆、机の上にまず置く、マグを移す">
            <text:p>:VOICE-MEMO / @自室 / diary / 始めたこと / 飲み物のお盆、机の上にまず置く、マグを移す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17_05-42-14_000.m4a</text:p>
          </table:table-cell>
          <table:table-cell table:style-name="ce3" office:value-type="string">
            <text:p>:VOICE-MEMO / @自室 / diary / 始めたこと / 朝の体操、ビデオに収める；ビデオの中で、喋る</text:p>
          </table:table-cell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string" office:string-value=":VOICE-MEMO / @自室 / diary / 始めたこと / 朝の体操、ビデオに収める；ビデオの中で、喋る">
            <text:p>:VOICE-MEMO / @自室 / diary / 始めたこと / 朝の体操、ビデオに収める；ビデオの中で、喋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17_10-37-58_000.m4a</text:p>
          </table:table-cell>
          <table:table-cell table:style-name="ce3" office:value-type="string">
            <text:p>:VOICE-MEMO / @自室 / 知りたい / 韓国語で「股関節」は？</text:p>
          </table:table-cell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string" office:string-value=":VOICE-MEMO / @自室 / 知りたい / 韓国語で「股関節」は？">
            <text:p>:VOICE-MEMO / @自室 / 知りたい / 韓国語で「股関節」は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17_19-26-52_000.m4a</text:p>
          </table:table-cell>
          <table:table-cell table:style-name="ce3" office:value-type="string">
            <text:p>:VOICE-MEMO / @自宅 / やること / DTM、進行順序に、演奏の各ブロックの番号を使う</text:p>
          </table:table-cell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string" office:string-value=":VOICE-MEMO / @自宅 / やること / DTM、進行順序に、演奏の各ブロックの番号を使う">
            <text:p>:VOICE-MEMO / @自宅 / やること / DTM、進行順序に、演奏の各ブロックの番号を使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17_19-29-16_000.m4a</text:p>
          </table:table-cell>
          <table:table-cell table:style-name="ce3" office:value-type="string">
            <text:p>:VOICE-MEMO / @自宅 / idea / 体操 / 腕振り、手のひらの開閉も加えよう</text:p>
          </table:table-cell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string" office:string-value=":VOICE-MEMO / @自宅 / idea / 体操 / 腕振り、手のひらの開閉も加えよう">
            <text:p>:VOICE-MEMO / @自宅 / idea / 体操 / 腕振り、手のひらの開閉も加えよ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17_19-32-45_000.m4a</text:p>
          </table:table-cell>
          <table:table-cell table:style-name="ce3" office:value-type="string">
            <text:p>:VOICE-MEMO / @自宅 / メモ / 筋トレの目的、「鍛える」ためではなく「整える」ため</text:p>
          </table:table-cell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string" office:string-value=":VOICE-MEMO / @自宅 / メモ / 筋トレの目的、「鍛える」ためではなく「整える」ため">
            <text:p>:VOICE-MEMO / @自宅 / メモ / 筋トレの目的、「鍛える」ためではなく「整える」た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6_14-54-53_000.m4a</text:p>
          </table:table-cell>
          <table:table-cell table:style-name="ce3" office:value-type="string">
            <text:p>:VOICE-MEMO / @自宅 / 思うこと / 鈴木正三の本、盲目の人は、本人の前世の科；仏とは、「ただありのままの人」；正三が今生きていたら、何と言うだろうか</text:p>
          </table:table-cell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string" office:string-value=":VOICE-MEMO / @自宅 / 思うこと / 鈴木正三の本、盲目の人は、本人の前世の科；仏とは、「ただありのままの人」；正三が今生きていたら、何と言うだろうか">
            <text:p>:VOICE-MEMO / @自宅 / 思うこと / 鈴木正三の本、盲目の人は、本人の前世の科；仏とは、「ただありのままの人」；正三が今生きていたら、何と言うだろう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7_18-29-40_000.mov</text:p>
          </table:table-cell>
          <table:table-cell table:style-name="ce6" office:value-type="string">
            <text:p>:VIDEO / @自宅 / メモ / guitar,gt / 演奏、play / g-1227-1 / fs-1,==&gt;f-96.n,patt-1(1).n,score+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string" office:string-value=":VIDEO / @自宅 / メモ / guitar,gt / 演奏、play / g-1227-1 / fs-1,==&gt;f-96.n,patt-1(1).n,score+,R=2">
            <text:p>:VIDEO / @自宅 / メモ / guitar,gt / 演奏、play / g-1227-1 / fs-1,==&gt;f-96.n,patt-1(1).n,score+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7_18-38-43_000.mov</text:p>
          </table:table-cell>
          <table:table-cell table:style-name="ce6" office:value-type="string">
            <text:p>:VIDEO / @自宅 / メモ / guitar,gt / 演奏、play / g-1227-2 / fs-1,==&gt;f-96.n,patt-1(1)-2.n,score+,(2).n,score+,section=main;coda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string" office:string-value=":VIDEO / @自宅 / メモ / guitar,gt / 演奏、play / g-1227-2 / fs-1,==&gt;f-96.n,patt-1(1)-2.n,score+,(2).n,score+,section=main;coda,R=1">
            <text:p>:VIDEO / @自宅 / メモ / guitar,gt / 演奏、play / g-1227-2 / fs-1,==&gt;f-96.n,patt-1(1)-2.n,score+,(2).n,score+,section=main;coda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8_18-08-24_000.mov</text:p>
          </table:table-cell>
          <table:table-cell table:style-name="ce6" office:value-type="string">
            <text:p>:VIDEO / @自宅 / メモ / guitar,gt / 演奏、play / g-1228-1 / fs-1(f-96),patt,patt-1(2),score~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string" office:string-value=":VIDEO / @自宅 / メモ / guitar,gt / 演奏、play / g-1228-1 / fs-1(f-96),patt,patt-1(2),score~,R=1">
            <text:p>:VIDEO / @自宅 / メモ / guitar,gt / 演奏、play / g-1228-1 / fs-1(f-96),patt,patt-1(2),score~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8_18-25-45_000.mov</text:p>
          </table:table-cell>
          <table:table-cell table:style-name="ce6" office:value-type="string">
            <text:p>:VIDEO / @自宅 / メモ / guitar,gt / 演奏、play / g-1228-2 / f-96,patt,patt-1(2)-1.n,score+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string" office:string-value=":VIDEO / @自宅 / メモ / guitar,gt / 演奏、play / g-1228-2 / f-96,patt,patt-1(2)-1.n,score+,R=2">
            <text:p>:VIDEO / @自宅 / メモ / guitar,gt / 演奏、play / g-1228-2 / f-96,patt,patt-1(2)-1.n,score+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8_18-38-11_000.mov</text:p>
          </table:table-cell>
          <table:table-cell table:style-name="ce6" office:value-type="string">
            <text:p>:VIDEO / @自宅 / メモ / guitar,gt / 演奏、play / g-1228-3 / f-96,rev,patt-1(1),R=3</text:p>
          </table:table-cell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string" office:string-value=":VIDEO / @自宅 / メモ / guitar,gt / 演奏、play / g-1228-3 / f-96,rev,patt-1(1),R=3">
            <text:p>:VIDEO / @自宅 / メモ / guitar,gt / 演奏、play / g-1228-3 / f-96,rev,patt-1(1)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9];[.B19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9];[.B19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2019/12/29</text:date>, <text:time>14:3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9T14:31:35.89</dc:date>
    <dc:creator>iwabuchi ken</dc:creator>
    <meta:editing-duration>P15DT9H41M12S</meta:editing-duration>
    <meta:editing-cycles>6123</meta:editing-cycles>
    <meta:document-statistic meta:table-count="1" meta:cell-count="839" meta:object-count="0"/>
  </office:meta>
</office:document-meta>
</file>